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AspectDescrip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spectDescription.setAutoCreat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spectDescription.isAuto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spectDescription.getStor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spectDescription.newInstanc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AspectDescription.setClassNam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spectDescription.setNam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spectDescription.setDefaul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spectDescription.get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spectDescription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spectDescription.setPersistenc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spectDescrip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